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Declare variables as locally as possible.</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Add “ls” instruction – print lists of cameras, layers, objects, modules, loaded bitmaps and fonts. Using a flag, print details about listed entities.</text:p>
      <text:p text:style-name="Standard">-Add blocking keyboard and mouse input through cameras that are out of focus.</text:p>
      <text:p text:style-name="Standard">-Maybe add selection rectangle to the mouse and change SelectedObject to a unique vector of pointers. It could be hard, but very rewarding.</text:p>
      <text:p text:style-name="Standard">-Connect primitives to cameras.</text:p>
      <text:p text:style-name="Standard">-Rewrite EditableTextModule (look at “editable update.txt”).</text:p>
      <text:p text:style-name="Standard">-Use al_set_clipping_rectangle and al_reset_clipping_rectangle to clip pinned camera based on the parent camera position and size.</text:p>
      <text:p text:style-name="Standard">-Use al_set_clipping_rectangle and al_reset_clipping_rectangle instead of bitmaps.</text:p>
      <text:p text:style-name="Standard">-Add new instructions to the documentation.</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Camera tabs - use camera pinning and "bring_forward" function.</text:p>
      <text:p text:style-name="Standard">-Editor Window 2.0 - minimalistic, with tabs, based on window templates.</text:p>
      <text:p text:style-name="Standard">-You should be able to save any type of entity from the engine by using "save &lt;context&gt; &lt;fileName&gt; [force]" instruction. Saving entity or a vector of entities (context) firstly writes a type and number of entities to the file and then all entities' data. If the file already exists and have any content inside, instruction will fail. By using force, engine will overwrite the previous content of the chosen file.</text:p>
      <text:p text:style-name="Standard">-Add "load &lt;fileName&gt; &lt;context&gt; [force]" instruction. Load will overwrite all entities in the context based on the contents of the file. If the user doesn't provide big enough context, instruction will fail. By using force, engine will create new (valid number of) entities, add them to the context and finally overwrite everything.</text:p>
      <text:p text:style-name="Standard">-Projects will be the another type of entity and it will just add new way of saving and loading<text:s/><text:soft-page-break/>entities.</text:p>
      <text:p text:style-name="Standard">-Add hyperlinks to the SuperText. Clicking them will be able to trigger an event.</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soft-page-break/>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soft-page-break/>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p text:style-name="P59">Gra:</text:p>
      <text:soft-page-break/>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5T00:12:00Z</meta:creation-date>
    <dc:date>2023-11-15T23:15:00Z</dc:date>
    <meta:template xlink:href="Normal.dotm" xlink:type="simple"/>
    <meta:editing-cycles>759</meta:editing-cycles>
    <meta:editing-duration>PT1563600S</meta:editing-duration>
    <meta:document-statistic meta:page-count="6" meta:paragraph-count="26" meta:word-count="2018" meta:character-count="13495" meta:row-count="95" meta:non-whitespace-character-count="11503"/>
  </office:meta>
</office:document-meta>
</file>